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fo:text-align="start" style:justify-single-word="false"/>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COMM218 – Interpersonal Communication</text:p>
      <text:p text:style-name="Standard">May 16, 2013</text:p>
      <text:p text:style-name="Standard">Imran Haider</text:p>
      <text:p text:style-name="Standard"/>
      <text:p text:style-name="P1">The Relationship Escalation Process with Examples</text:p>
      <text:p text:style-name="P1"/>
      <text:p text:style-name="P2"><text:tab/>Relationships follow a documented escalation process. The phases in this process are labeled: <text:span text:style-name="T2">initiation</text:span>, <text:span text:style-name="T2">experimentation</text:span>, <text:span text:style-name="T2">intensification</text:span><text:span text:style-name="T4">,</text:span> <text:span text:style-name="T2">integration</text:span>, and <text:span text:style-name="T2">bonding</text:span>. In this paper I will elaborate on each phase and provide illustrations through examples. The <text:span text:style-name="T2">initiation</text:span> phase of a relationship is very quick. It involves small talk, social niceties, and formalities. This step happens the first time you meet someone. The initiation phase might go like this: “Hello, it's nice to meet you,” Alice said, shaking hands with Bob. “It's nice to meet you too,” responded Bob. The <text:span text:style-name="T2">experimentation</text:span> phase of a relationship involves determining similar interests, and evaluating the continuation of the relationship. Most relationships do not develop past experimentation. People with whom I am in the <text:span text:style-name="T4">experimentation</text:span> phase include classmates, coworkers, and OSU Ballroom Dance club members. A relationship moves on to the <text:span text:style-name="T2">intensifying</text:span> stage when the relationship becomes less formal. Complex nonverbals and inside jokes develop, disclosure increases along with ability to feel comfortable sitting in silence. This phase contains people who are close friend or extended family members. When me and my roommates all sat on the couch last night reading books and only said about ten words to each other in the course of an hour. In the <text:span text:style-name="T2">integration</text:span> phase, <text:s/>identity moves from I and you to we/us. This phase includes people in a committed relationship. These relationships can have their own rituals, customs, habits. Best friends, lovers, soldiers. The final stage of relationship is <text:span text:style-name="T2">bonding</text:span>. Bonding involves a formal commitment to the relationship. This can be seen as marriage, taking an oath/devotion to service, or creating a business relationship. It is hard to break the relationship contract/commitment, and the majority of relationships don't reach this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6T18:38:29</meta:creation-date>
    <dc:date>2013-05-20T14:49:16</dc:date>
    <meta:editing-duration>PT5H7M31S</meta:editing-duration>
    <meta:editing-cycles>12</meta:editing-cycles>
    <meta:generator>LibreOffice/3.5$Linux_X86_64 LibreOffice_project/350m1$Build-2</meta:generator>
    <meta:document-statistic meta:table-count="0" meta:image-count="0" meta:object-count="0" meta:page-count="1" meta:paragraph-count="6" meta:word-count="298" meta:character-count="1984" meta:non-whitespace-character-count="1690"/>
  </office:meta>
</office:document-meta>
</file>